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7000000175ED6A3BA6FA3FD03.png" manifest:media-type="image/png"/>
  <manifest:file-entry manifest:full-path="Pictures/100007600000025B0000025B6694FAEAD88659A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0%"/>
      <style:text-properties fo:font-size="12pt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07cm" fo:min-width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729fcf" draw:opacity="0%" draw:textarea-horizontal-align="justify" draw:textarea-vertical-align="middle" draw:auto-grow-height="false" fo:min-height="10.102cm" fo:min-width="7.625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07cm" fo:min-width="1.8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3.3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535cm" svg:y="3.094cm" svg:width="7.306cm" svg:height="7.306cm" draw:z-index="0"><draw:image xlink:href="Pictures/100007600000025B0000025B6694FAEAD88659AE.svg" xlink:type="simple" xlink:show="embed" xlink:actuate="onLoad" loext:mime-type="image/svg+xml"/><draw:image xlink:href="Pictures/1000020100000017000000175ED6A3BA6FA3FD03.png" xlink:type="simple" xlink:show="embed" xlink:actuate="onLoad"/></draw:frame><draw:custom-shape text:anchor-type="paragraph" draw:z-index="1" draw:name="Shape2" draw:style-name="gr1" draw:text-style-name="P1" svg:width="1.407cm" svg:height="1.424cm" svg:x="7.135cm" svg:y="1.8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1" draw:text-style-name="P1" svg:width="1.407cm" svg:height="1.424cm" svg:x="5.101cm" svg:y="10.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2" svg:width="10.783cm" svg:height="14.287cm" draw:transform="skewX (4.83545353884848E-017) rotate (-0.432667121569395) translate (4.70076388888889cm -1.83091666666667cm)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" draw:name="Shape2" draw:style-name="gr3" draw:text-style-name="P1" svg:width="2.597cm" svg:height="1.424cm" svg:x="4.424cm" svg:y="10.39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Shape2" draw:style-name="gr3" draw:text-style-name="P1" svg:width="2.597cm" svg:height="1.424cm" svg:x="6.59cm" svg:y="1.81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text:anchor-type="paragraph" draw:z-index="6" draw:name="Shape3" draw:style-name="gr4" draw:text-style-name="P3" svg:width="9.69cm" svg:height="3.897cm" svg:x="2.258cm" svg:y="20.717cm"><draw:text-box><text:p>&lt;div&gt;Icons made by &lt;a href="https://www.freepik.com/" title="Freepik"&gt;Freepik&lt;/a&gt; from &lt;a href="https://www.flaticon.com/" <text:tab/><text:tab/><text:tab/> <text:s text:c="3"/>title="Flaticon"&gt;www.flaticon.com&lt;/a&gt; is licensed by &lt;a href="http://creativecommons.org/licenses/by/3.0/" <text:tab/><text:tab/><text:tab/> <text:s text:c="3"/>title="Creative Commons BY 3.0" target="_blank"&gt;CC 3.0 BY&lt;/a&gt;&lt;/div&gt;</text:p></draw:text-box></draw:frame><draw:frame text:anchor-type="paragraph" draw:z-index="7" draw:name="Shape4" draw:style-name="gr5" draw:text-style-name="P3" svg:width="10.418cm" svg:height="3.342cm" svg:x="1.563cm" svg:y="15.54cm"><draw:text-box><text:p>- Cut out blue parts</text:p><text:p>- Apply two-sided gummy tape (~1mm thick) to the back</text:p><text:p>- Push against glass plate with printed side against glass</text:p><text:p>- Remove brown side from double sided tape</text:p><text:p>- Push back of card reader against the doublesided tape</text:p><text:p>- enjo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26:47.743860268</meta:creation-date>
    <meta:print-date>2019-02-01T10:03:29.314040596</meta:print-date>
    <dc:date>2019-02-01T13:51:07.445739446</dc:date>
    <meta:editing-duration>PT4H5M6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